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c5000b" draw:opacity="60%" draw:textarea-horizontal-align="justify" draw:textarea-vertical-align="middle" draw:auto-grow-height="false" fo:min-height="0cm" fo:min-width="0cm" draw:shadow-opacity="6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svg:stroke-width="0cm" svg:stroke-color="#3465a4" draw:marker-start-width="0.204cm" draw:marker-end-width="0.204cm" draw:fill-color="#ff950e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svg:stroke-width="0cm" svg:stroke-color="#3465a4" draw:marker-start-width="0.204cm" draw:marker-end-width="0.204cm" draw:fill-color="#729fcf" draw:opacity="50%" draw:textarea-horizontal-align="justify" draw:textarea-vertical-align="middle" draw:auto-grow-height="false" fo:padding-top="0.125cm" fo:padding-bottom="0.125cm" fo:padding-left="0.25cm" fo:padding-right="0.25cm" draw:shadow-opacity="50%"/>
    </style:style>
    <style:style style:name="gr16" style:family="graphic" style:parent-style-name="standard">
      <style:graphic-properties svg:stroke-width="0cm" svg:stroke-color="#3465a4" draw:marker-start-width="0.204cm" draw:marker-end-width="0.204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1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text-properties fo:color="#c5000b"/>
    </style:style>
    <style:style style:name="P9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7.207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29cm" svg:height="2.67cm" svg:x="29.854cm" svg:y="3.331cm">
          <text:p text:style-name="P4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4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8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24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0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45.538cm" svg:y="16.389cm">
          <draw:text-box>
            <text:p><text:span text:style-name="T5">sum: 25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5</text:span></text:p>
          </draw:text-box>
        </draw:frame>
        <draw:custom-shape draw:style-name="gr11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2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23.438cm" svg:y="22.89cm">
          <draw:text-box>
            <text:p><text:span text:style-name="T5">sum: 10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5</text:span></text:p>
          </draw:text-box>
        </draw:frame>
        <draw:custom-shape draw:style-name="gr13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3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4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4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5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6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5</text:span></text:p>
          </draw:text-box>
        </draw:frame>
        <draw:custom-shape draw:style-name="gr13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3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3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3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3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3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3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3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7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7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7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7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7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7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7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7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7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7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24.213cm" svg:height="1.673cm" svg:x="1.656cm" svg:y="8.99cm">
          <draw:text-box>
            <text:p><text:span text:style-name="T8">Set all the elements of [4, 9] to the value 0</text:span></text:p>
          </draw:text-box>
        </draw:frame>
        <draw:frame draw:style-name="gr9" draw:text-style-name="P9" draw:layer="layout" svg:width="3.868cm" svg:height="1.517cm" svg:x="50.787cm" svg:y="15.812cm">
          <draw:text-box>
            <text:p text:style-name="P8"><text:span text:style-name="T9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9:22:57.155642836</dc:date>
    <dc:creator>elucterio </dc:creator>
    <meta:editing-duration>PT5H24M14S</meta:editing-duration>
    <meta:editing-cycles>60</meta:editing-cycles>
    <meta:generator>LibreOffice/4.2.8.2$Linux_X86_64 LibreOffice_project/420m0$Build-2</meta:generator>
    <meta:document-statistic meta:object-count="98"/>
  </office:meta>
</office:document-meta>
</file>